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12f7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12f75"/>
    </style:style>
    <style:style style:name="P4" style:family="paragraph" style:parent-style-name="Text_20_body">
      <style:paragraph-properties>
        <style:tab-stops>
          <style:tab-stop style:position="0.981cm"/>
          <style:tab-stop style:position="1.312cm"/>
          <style:tab-stop style:position="2.058cm"/>
        </style:tab-stops>
      </style:paragraph-properties>
      <style:text-properties officeooo:paragraph-rsid="00112f75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112f75"/>
    </style:style>
    <style:style style:name="P8" style:family="paragraph" style:parent-style-name="Text_20_body">
      <style:paragraph-properties>
        <style:tab-stops/>
      </style:paragraph-properties>
      <style:text-properties officeooo:paragraph-rsid="00112f75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5">
      <style:text-properties officeooo:paragraph-rsid="00112f75"/>
    </style:style>
    <style:style style:name="P12" style:family="paragraph" style:parent-style-name="Text_20_body" style:list-style-name="L6"/>
    <style:style style:name="P13" style:family="paragraph" style:parent-style-name="Text_20_body" style:list-style-name="L6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T1" style:family="text">
      <style:text-properties officeooo:rsid="00112f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Crea una base de datos llamada <text:span text:style-name="Source_20_Text">Empresa</text:span>.</text:p>
      <text:p text:style-name="P1"><text:span text:style-name="T1">2. </text:span>Dentro de la base de datos <text:span text:style-name="Source_20_Text">Empresa</text:span>, crea las siguientes tablas con las respectivas especificaciones:</text:p>
      <text:list text:style-name="L1">
        <text:list-item>
          <text:p text:style-name="P2"><text:span text:style-name="Strong_20_Emphasis">Tabla </text:span><text:span text:style-name="Source_20_Text">Empleados</text:span>:</text:p>
          <text:list>
            <text:list-item>
              <text:p text:style-name="P2"><text:span text:style-name="Source_20_Text">ID</text:span> (INT, PRIMARY KEY, AUTO_INCREMENT)</text:p>
            </text:list-item>
            <text:list-item>
              <text:p text:style-name="P2"><text:span text:style-name="Source_20_Text">Nombre</text:span> (VARCHAR(50))</text:p>
            </text:list-item>
            <text:list-item>
              <text:p text:style-name="P2"><text:span text:style-name="Source_20_Text">Apellido</text:span> (VARCHAR(50))</text:p>
            </text:list-item>
            <text:list-item>
              <text:p text:style-name="P2"><text:span text:style-name="Source_20_Text">FechaNacimiento</text:span> (DATE)</text:p>
            </text:list-item>
            <text:list-item>
              <text:p text:style-name="P2"><text:span text:style-name="Source_20_Text">DepartamentoID</text:span> (INT)</text:p>
            </text:list-item>
            <text:list-item>
              <text:p text:style-name="P2">Índice: Crea un índice en la columna <text:span text:style-name="Source_20_Text">Nombre</text:span>.</text:p>
            </text:list-item>
          </text:list>
        </text:list-item>
        <text:list-item>
          <text:p text:style-name="P2"><text:span text:style-name="Strong_20_Emphasis">Tabla </text:span><text:span text:style-name="Source_20_Text">Departamentos</text:span>:</text:p>
          <text:list>
            <text:list-item>
              <text:p text:style-name="P2"><text:span text:style-name="Source_20_Text">ID</text:span> (INT, PRIMARY KEY, AUTO_INCREMENT)</text:p>
            </text:list-item>
            <text:list-item>
              <text:p text:style-name="P2"><text:span text:style-name="Source_20_Text">NombreDepartamento</text:span> (VARCHAR(100))</text:p>
            </text:list-item>
            <text:list-item>
              <text:p text:style-name="P2">Partición: Particiona la tabla por rango en la columna <text:span text:style-name="Source_20_Text">ID</text:span>.</text:p>
            </text:list-item>
          </text:list>
        </text:list-item>
        <text:list-item>
          <text:p text:style-name="P2"><text:span text:style-name="Strong_20_Emphasis">Tabla </text:span><text:span text:style-name="Source_20_Text">Proyectos</text:span>:</text:p>
          <text:list>
            <text:list-item>
              <text:p text:style-name="P2"><text:span text:style-name="Source_20_Text">ID</text:span> (INT, PRIMARY KEY, AUTO_INCREMENT)</text:p>
            </text:list-item>
            <text:list-item>
              <text:p text:style-name="P2"><text:span text:style-name="Source_20_Text">NombreProyecto</text:span> (VARCHAR(100))</text:p>
            </text:list-item>
            <text:list-item>
              <text:p text:style-name="P2"><text:span text:style-name="Source_20_Text">FechaInicio</text:span> (DATE)</text:p>
            </text:list-item>
            <text:list-item>
              <text:p text:style-name="P2"><text:span text:style-name="Source_20_Text">FechaFin</text:span> (DATE)</text:p>
            </text:list-item>
            <text:list-item>
              <text:p text:style-name="P2"><text:span text:style-name="Source_20_Text">EmpleadoID</text:span> (INT)</text:p>
            </text:list-item>
            <text:list-item>
              <text:p text:style-name="P3">Índice: Crea un índice en la columna <text:span text:style-name="Source_20_Text">FechaInicio</text:span></text:p>
            </text:list-item>
          </text:list>
          <text:p text:style-name="P3"><text:span text:style-name="Source_20_Text"/></text:p>
        </text:list-item>
      </text:list>
      <text:p text:style-name="P4"><text:span text:style-name="Source_20_Text"><text:span text:style-name="T1">3.</text:span></text:span>Inserta 10 registros en cada una de las tablas creadas.</text:p>
      <text:p text:style-name="P4"><text:span text:style-name="T1">4. </text:span>Crea las siguientes vistas:</text:p>
      <text:list text:style-name="L2">
        <text:list-item>
          <text:p text:style-name="P5"><text:span text:style-name="Strong_20_Emphasis">Vista </text:span><text:span text:style-name="Source_20_Text">VistaEmpleadosDepartamentos</text:span>:</text:p>
          <text:list>
            <text:list-item>
              <text:p text:style-name="P5">Muestra el <text:span text:style-name="Source_20_Text">Nombre</text:span>, <text:span text:style-name="Source_20_Text">Apellido</text:span>, y <text:span text:style-name="Source_20_Text">NombreDepartamento</text:span> de los empleados junto con sus departamento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oft-page-break/></text:p>
      <text:p text:style-name="Text_20_body"><text:span text:style-name="T1">5. </text:span>Crea los siguientes procedimientos:</text:p>
      <text:list text:style-name="L3">
        <text:list-item>
          <text:p text:style-name="P6"><text:span text:style-name="Strong_20_Emphasis">Procedimiento </text:span><text:span text:style-name="Source_20_Text">InsertarEmpleado</text:span>:</text:p>
          <text:list>
            <text:list-item>
              <text:p text:style-name="P6">Inserta un nuevo empleado en la tabla <text:span text:style-name="Source_20_Text">Empleados</text:span>.</text:p>
            </text:list-item>
            <text:list-item>
              <text:p text:style-name="P6">Parámetros: <text:span text:style-name="Source_20_Text">Nombre</text:span>, <text:span text:style-name="Source_20_Text">Apellido</text:span>, <text:span text:style-name="Source_20_Text">FechaNacimiento</text:span>, <text:span text:style-name="Source_20_Text">DepartamentoID</text:span>.</text:p>
            </text:list-item>
          </text:list>
        </text:list-item>
        <text:list-item>
          <text:p text:style-name="P6"><text:span text:style-name="Strong_20_Emphasis">Procedimiento </text:span><text:span text:style-name="Source_20_Text">ActualizarProyecto</text:span>:</text:p>
          <text:list>
            <text:list-item>
              <text:p text:style-name="P6">Actualiza el nombre de un proyecto y las fechas de inicio y fin.</text:p>
            </text:list-item>
            <text:list-item>
              <text:p text:style-name="P7">Parámetros: <text:span text:style-name="Source_20_Text">ID</text:span>, <text:span text:style-name="Source_20_Text">NombreProyecto</text:span>, <text:span text:style-name="Source_20_Text">FechaInicio</text:span>, <text:span text:style-name="Source_20_Text">FechaFin</text:span>.</text:p>
              <text:p text:style-name="P7"/>
            </text:list-item>
          </text:list>
        </text:list-item>
      </text:list>
      <text:p text:style-name="P8"><text:span text:style-name="T1">6. </text:span>Crea la siguiente función:</text:p>
      <text:list text:style-name="L4">
        <text:list-item>
          <text:p text:style-name="P9"><text:span text:style-name="Strong_20_Emphasis">Función </text:span><text:span text:style-name="Source_20_Text">CalcularTiempoProyecto</text:span>:</text:p>
          <text:list>
            <text:list-item>
              <text:p text:style-name="P9">Calcula el tiempo de un proyecto en años, meses y días basado en las fechas de inicio y fin.</text:p>
            </text:list-item>
            <text:list-item>
              <text:p text:style-name="P9">Parámetros: <text:span text:style-name="Source_20_Text">FechaInicio</text:span>, <text:span text:style-name="Source_20_Text">FechaFin</text:span>.</text:p>
            </text:list-item>
          </text:list>
        </text:list-item>
      </text:list>
      <text:p text:style-name="Text_20_body"><text:span text:style-name="T1">7. </text:span>Crea el siguiente trigger:</text:p>
      <text:list text:style-name="L5">
        <text:list-item>
          <text:p text:style-name="P10"><text:span text:style-name="Strong_20_Emphasis">Trigger </text:span><text:span text:style-name="Source_20_Text">AntesDeInsertarEmpleado</text:span>:</text:p>
          <text:list>
            <text:list-item>
              <text:p text:style-name="P10">Antes de insertar un nuevo empleado, verifica que el <text:span text:style-name="Source_20_Text">DepartamentoID</text:span> exista en la tabla <text:span text:style-name="Source_20_Text">Departamentos</text:span>.</text:p>
            </text:list-item>
            <text:list-item>
              <text:p text:style-name="P11">Si el <text:span text:style-name="Source_20_Text">DepartamentoID</text:span> no existe, lanza un error.</text:p>
            </text:list-item>
          </text:list>
        </text:list-item>
      </text:list>
      <text:p text:style-name="P1"><text:span text:style-name="T1">8. </text:span>Crea los siguientes usuarios:</text:p>
      <text:list text:style-name="L6">
        <text:list-item>
          <text:p text:style-name="P12"><text:span text:style-name="Strong_20_Emphasis">Usuario </text:span><text:span text:style-name="Source_20_Text">admin</text:span>:</text:p>
          <text:list>
            <text:list-item>
              <text:p text:style-name="P12">Tiene acceso total a la base de datos <text:span text:style-name="Source_20_Text">Empresa</text:span>.</text:p>
            </text:list-item>
          </text:list>
        </text:list-item>
        <text:list-item>
          <text:p text:style-name="P12"><text:span text:style-name="Strong_20_Emphasis">Usuario </text:span><text:span text:style-name="Source_20_Text">consulta</text:span>:</text:p>
          <text:list>
            <text:list-item>
              <text:p text:style-name="P13">Tiene acceso solo a las vistas de la base de datos <text:span text:style-name="Source_20_Text">Empresa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f75" officeooo:paragraph-rsid="00112f75"/>
    </style:style>
    <style:page-layout style:name="Mpm1">
      <style:page-layout-properties fo:page-width="21.001cm" fo:page-height="29.7cm" style:num-format="1" style:print-orientation="portrait" fo:margin-top="2cm" fo:margin-bottom="2cm" fo:margin-left="2.489cm" fo:margin-right="2.51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ueba completa Creación BBDD para una empresa.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0:47:26.125000000</meta:creation-date>
    <dc:date>2025-02-20T09:10:09.610000000</dc:date>
    <meta:editing-duration>PT28S</meta:editing-duration>
    <meta:editing-cycles>1</meta:editing-cycles>
    <meta:document-statistic meta:table-count="0" meta:image-count="0" meta:object-count="0" meta:page-count="2" meta:paragraph-count="47" meta:word-count="293" meta:character-count="1847" meta:non-whitespace-character-count="1637"/>
    <meta:generator>LibreOffice/24.8.4.2$Windows_X86_64 LibreOffice_project/bb3cfa12c7b1bf994ecc5649a80400d06cd71002</meta:generator>
  </office:meta>
</office:document-meta>
</file>